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 or I2C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Temp Sensor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Strain Gage</text:p>
          </table:table-cell>
          <table:table-cell office:value-type="string" calcext:value-type="string">
            <text:p>AD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7:27:46.28602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5:52:46.698934841</meta:creation-date>
    <dc:date>2018-07-05T17:28:10.644436822</dc:date>
    <meta:editing-duration>PT1H1M3S</meta:editing-duration>
    <meta:editing-cycles>2</meta:editing-cycles>
    <meta:generator>LibreOffice/6.0.3.2$Linux_X86_64 LibreOffice_project/00m0$Build-2</meta:generator>
    <meta:document-statistic meta:table-count="1" meta:cell-count="16" meta:object-count="0"/>
  </office:meta>
</office:document-meta>
</file>